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4.45cm" fo:min-width="18.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159cm" svg:stroke-color="#000000" draw:marker-start-width="0.438cm" draw:marker-end-width="0.438cm" draw:opacity="0%" draw:textarea-horizontal-align="justify" draw:textarea-vertical-align="middle" draw:auto-grow-height="false" fo:min-height="2.692cm" fo:min-width="2.742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8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2.45cm" fo:min-width="16.1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15cm" fo:min-width="18.5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744cm" fo:min-width="18.39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0.7cm"/>
    </style:style>
    <style:style style:name="gr13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12.244cm" fo:min-width="15.6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7.35cm" fo:min-width="3.1cm"/>
    </style:style>
    <style:style style:name="gr16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15cm" fo:min-width="3.1cm" fo:padding-top="0.178cm" fo:padding-bottom="0.178cm" fo:padding-left="0.303cm" fo:padding-right="0.303cm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4.95cm" fo:min-width="3.1cm"/>
    </style:style>
    <style:style style:name="gr18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0.75cm" fo:min-width="3.1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044cm" fo:min-width="2.99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0.644cm" fo:min-width="2.994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4.344cm" fo:min-width="18.39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2.344cm" fo:min-width="15.99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17.644cm" fo:min-width="15.694cm" fo:padding-top="0.178cm" fo:padding-bottom="0.178cm" fo:padding-left="0.303cm" fo:padding-right="0.303cm"/>
    </style:style>
    <style:style style:name="gr24" style:family="graphic" style:parent-style-name="standard">
      <style:graphic-properties draw:opacity="0%" draw:textarea-horizontal-align="justify" draw:textarea-vertical-align="middle" draw:auto-grow-height="false" fo:min-height="3.55cm" fo:min-width="9.7cm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3.65cm" fo:min-width="9.4cm"/>
    </style:style>
    <style:style style:name="gr26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8.25cm" fo:min-width="7.9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5cm" fo:min-width="3.8cm" fo:padding-top="0.178cm" fo:padding-bottom="0.178cm" fo:padding-left="0.303cm" fo:padding-right="0.303cm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7.35cm" fo:min-width="2.1cm"/>
    </style:style>
    <style:style style:name="gr2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044cm" fo:min-width="1.994cm" fo:padding-top="0.178cm" fo:padding-bottom="0.178cm" fo:padding-left="0.303cm" fo:padding-right="0.303cm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4.95cm" fo:min-width="2.1cm"/>
    </style:style>
    <style:style style:name="gr3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0.644cm" fo:min-width="1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044cm" fo:min-width="18.394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12.244cm" fo:min-width="15.694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15cm" fo:min-width="4.6cm" fo:padding-top="0.178cm" fo:padding-bottom="0.178cm" fo:padding-left="0.303cm" fo:padding-right="0.303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opacity="0%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4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1.1cm" svg:x2="5.9cm" svg:y2="5.6cm">
          <text:p/>
        </draw:line>
        <draw:custom-shape draw:style-name="gr3" draw:text-style-name="P1" draw:layer="layout" svg:width="3.4cm" svg:height="3.1cm" svg:x="1.7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07cm" svg:height="0.962cm" svg:x="3cm" svg:y="3.4cm">
          <draw:text-box>
            <text:p>Logo</text:p>
          </draw:text-box>
        </draw:frame>
        <draw:frame draw:style-name="gr5" draw:text-style-name="P3" draw:layer="layout" svg:width="2.085cm" svg:height="0.962cm" svg:x="2.2cm" svg:y="1cm">
          <draw:text-box>
            <text:p>Aside</text:p>
          </draw:text-box>
        </draw:frame>
        <draw:frame draw:style-name="gr6" draw:text-style-name="P3" draw:layer="layout" svg:width="2.576cm" svg:height="0.962cm" svg:x="6.4cm" svg:y="1.3cm">
          <draw:text-box>
            <text:p>Header</text:p>
          </draw:text-box>
        </draw:frame>
        <draw:frame draw:style-name="gr7" draw:text-style-name="P3" draw:layer="layout" svg:width="1.205cm" svg:height="0.962cm" svg:x="9.7cm" svg:y="3.1cm">
          <draw:text-box>
            <text:p>h1</text:p>
          </draw:text-box>
        </draw:frame>
        <draw:custom-shape draw:style-name="gr8" draw:text-style-name="P1" draw:layer="layout" svg:width="16.6cm" svg:height="2.7cm" svg:x="2.4cm" svg:y="5.8cm">
          <text:p text:style-name="P4">Nav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9cm" svg:height="5.4cm" svg:x="1cm" svg:y="8.6cm">
          <text:p text:style-name="P4">Slid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35cm" svg:height="0.962cm" svg:x="1.6cm" svg:y="27.2cm">
          <draw:text-box>
            <text:p>Footer</text:p>
          </draw:text-box>
        </draw:frame>
        <draw:custom-shape draw:style-name="gr12" draw:text-style-name="P4" draw:layer="layout" svg:width="1.2cm" svg:height="1.1cm" svg:x="14.7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6.3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7.9cm" svg:y="2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6.3cm" svg:height="12.6cm" svg:x="2.4cm" svg:y="14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614cm" svg:height="0.962cm" svg:x="3.7cm" svg:y="15cm">
          <draw:text-box>
            <text:p>Section</text:p>
          </draw:text-box>
        </draw:frame>
        <draw:custom-shape draw:style-name="gr15" draw:text-style-name="P1" draw:layer="layout" svg:width="3.6cm" svg:height="7.6cm" svg:x="3.6cm" svg:y="17.2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1.4cm" svg:x="3.6cm" svg:y="17.2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6cm" svg:height="5.2cm" svg:x="3.6cm" svg:y="18.6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cm" svg:height="1cm" svg:x="3.6cm" svg:y="23.8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6cm" svg:height="7.6cm" svg:x="8.9cm" svg:y="17.2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cm" svg:height="1.4cm" svg:x="8.9cm" svg:y="17.2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6cm" svg:height="5.2cm" svg:x="8.9cm" svg:y="18.6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cm" svg:height="1cm" svg:x="8.9cm" svg:y="23.8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6cm" svg:height="7.6cm" svg:x="13.9cm" svg:y="17.2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cm" svg:height="1.4cm" svg:x="13.9cm" svg:y="17.2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6cm" svg:height="5.2cm" svg:x="13.9cm" svg:y="18.6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cm" svg:height="1cm" svg:x="13.9cm" svg:y="23.8cm">
          <text:p text:style-name="P4">p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1" draw:text-style-name="P1" draw:layer="layout" svg:width="19cm" svg:height="4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1.1cm" svg:x2="5.9cm" svg:y2="5.6cm">
          <text:p/>
        </draw:line>
        <draw:custom-shape draw:style-name="gr3" draw:text-style-name="P1" draw:layer="layout" svg:width="3.4cm" svg:height="3.1cm" svg:x="1.7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07cm" svg:height="0.962cm" svg:x="3cm" svg:y="3.4cm">
          <draw:text-box>
            <text:p text:style-name="P5">Logo</text:p>
          </draw:text-box>
        </draw:frame>
        <draw:frame draw:style-name="gr5" draw:text-style-name="P6" draw:layer="layout" svg:width="2.085cm" svg:height="0.962cm" svg:x="2.2cm" svg:y="1cm">
          <draw:text-box>
            <text:p text:style-name="P5">Aside</text:p>
          </draw:text-box>
        </draw:frame>
        <draw:frame draw:style-name="gr6" draw:text-style-name="P6" draw:layer="layout" svg:width="2.576cm" svg:height="0.962cm" svg:x="6.4cm" svg:y="1.3cm">
          <draw:text-box>
            <text:p text:style-name="P5">Header</text:p>
          </draw:text-box>
        </draw:frame>
        <draw:frame draw:style-name="gr7" draw:text-style-name="P6" draw:layer="layout" svg:width="1.205cm" svg:height="0.962cm" svg:x="9.7cm" svg:y="3.1cm">
          <draw:text-box>
            <text:p text:style-name="P5">h1</text:p>
          </draw:text-box>
        </draw:frame>
        <draw:custom-shape draw:style-name="gr22" draw:text-style-name="P8" draw:layer="layout" svg:width="16.6cm" svg:height="2.7cm" svg:x="2.4cm" svg:y="5.8cm">
          <text:p text:style-name="P7">Na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335cm" svg:height="0.962cm" svg:x="1.6cm" svg:y="27.2cm">
          <draw:text-box>
            <text:p text:style-name="P5">Footer</text:p>
          </draw:text-box>
        </draw:frame>
        <draw:custom-shape draw:style-name="gr12" draw:text-style-name="P4" draw:layer="layout" svg:width="1.2cm" svg:height="1.1cm" svg:x="14.7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6.3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7.9cm" svg:y="27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6.3cm" svg:height="18cm" svg:x="2.4cm" svg:y="8.6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614cm" svg:height="0.962cm" svg:x="3.7cm" svg:y="10cm">
          <draw:text-box>
            <text:p text:style-name="P5">Section</text:p>
          </draw:text-box>
        </draw:frame>
        <draw:custom-shape draw:style-name="gr24" draw:text-style-name="P8" draw:layer="layout" svg:width="10.2cm" svg:height="3.8cm" svg:x="5.7cm" svg:y="11.6cm">
          <text:p text:style-name="P7">Table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9.9cm" svg:height="3.9cm" svg:x="5.9cm" svg:y="16.4cm">
          <text:p text:style-name="P7">Tabl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21" draw:text-style-name="P1" draw:layer="layout" svg:width="19cm" svg:height="4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1.1cm" svg:x2="5.9cm" svg:y2="5.6cm">
          <text:p/>
        </draw:line>
        <draw:custom-shape draw:style-name="gr3" draw:text-style-name="P1" draw:layer="layout" svg:width="3.4cm" svg:height="3.1cm" svg:x="1.7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07cm" svg:height="0.962cm" svg:x="3cm" svg:y="3.4cm">
          <draw:text-box>
            <text:p>Logo</text:p>
          </draw:text-box>
        </draw:frame>
        <draw:frame draw:style-name="gr5" draw:text-style-name="P3" draw:layer="layout" svg:width="2.085cm" svg:height="0.962cm" svg:x="2.2cm" svg:y="1cm">
          <draw:text-box>
            <text:p>Aside</text:p>
          </draw:text-box>
        </draw:frame>
        <draw:frame draw:style-name="gr6" draw:text-style-name="P3" draw:layer="layout" svg:width="2.576cm" svg:height="0.962cm" svg:x="6.4cm" svg:y="1.3cm">
          <draw:text-box>
            <text:p>Header</text:p>
          </draw:text-box>
        </draw:frame>
        <draw:frame draw:style-name="gr7" draw:text-style-name="P3" draw:layer="layout" svg:width="1.205cm" svg:height="0.962cm" svg:x="9.7cm" svg:y="3.1cm">
          <draw:text-box>
            <text:p>h1</text:p>
          </draw:text-box>
        </draw:frame>
        <draw:custom-shape draw:style-name="gr22" draw:text-style-name="P1" draw:layer="layout" svg:width="16.6cm" svg:height="2.7cm" svg:x="2.4cm" svg:y="5.8cm">
          <text:p text:style-name="P4">Na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35cm" svg:height="0.962cm" svg:x="1.6cm" svg:y="27.2cm">
          <draw:text-box>
            <text:p>Footer</text:p>
          </draw:text-box>
        </draw:frame>
        <draw:custom-shape draw:style-name="gr12" draw:text-style-name="P4" draw:layer="layout" svg:width="1.2cm" svg:height="1.1cm" svg:x="14.7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6.3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7.9cm" svg:y="27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6.3cm" svg:height="18cm" svg:x="2.4cm" svg:y="8.6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614cm" svg:height="0.962cm" svg:x="3.7cm" svg:y="15cm">
          <draw:text-box>
            <text:p>Section</text:p>
          </draw:text-box>
        </draw:frame>
        <draw:custom-shape draw:style-name="gr26" draw:text-style-name="P1" draw:layer="layout" svg:width="8.4cm" svg:height="8.5cm" svg:x="3.8cm" svg:y="16.7cm">
          <text:p text:style-name="P4">Form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3cm" svg:height="3.7cm" svg:x="13.4cm" svg:y="18.9cm">
          <text:p text:style-name="P4">Google map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21" draw:text-style-name="P1" draw:layer="layout" svg:width="19cm" svg:height="4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1.1cm" svg:x2="5.9cm" svg:y2="5.6cm">
          <text:p/>
        </draw:line>
        <draw:custom-shape draw:style-name="gr3" draw:text-style-name="P1" draw:layer="layout" svg:width="3.4cm" svg:height="3.1cm" svg:x="1.7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07cm" svg:height="0.962cm" svg:x="3cm" svg:y="3.4cm">
          <draw:text-box>
            <text:p>Logo</text:p>
          </draw:text-box>
        </draw:frame>
        <draw:frame draw:style-name="gr5" draw:text-style-name="P3" draw:layer="layout" svg:width="2.085cm" svg:height="0.962cm" svg:x="2.2cm" svg:y="1cm">
          <draw:text-box>
            <text:p>Aside</text:p>
          </draw:text-box>
        </draw:frame>
        <draw:frame draw:style-name="gr6" draw:text-style-name="P3" draw:layer="layout" svg:width="2.576cm" svg:height="0.962cm" svg:x="6.4cm" svg:y="1.3cm">
          <draw:text-box>
            <text:p>Header</text:p>
          </draw:text-box>
        </draw:frame>
        <draw:frame draw:style-name="gr7" draw:text-style-name="P3" draw:layer="layout" svg:width="1.205cm" svg:height="0.962cm" svg:x="9.7cm" svg:y="3.1cm">
          <draw:text-box>
            <text:p>h1</text:p>
          </draw:text-box>
        </draw:frame>
        <draw:custom-shape draw:style-name="gr22" draw:text-style-name="P1" draw:layer="layout" svg:width="16.6cm" svg:height="2.7cm" svg:x="2.4cm" svg:y="5.8cm">
          <text:p text:style-name="P4">Na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35cm" svg:height="0.962cm" svg:x="1.6cm" svg:y="27.2cm">
          <draw:text-box>
            <text:p>Footer</text:p>
          </draw:text-box>
        </draw:frame>
        <draw:custom-shape draw:style-name="gr12" draw:text-style-name="P4" draw:layer="layout" svg:width="1.2cm" svg:height="1.1cm" svg:x="14.7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6.3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7.9cm" svg:y="27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6.3cm" svg:height="18cm" svg:x="2.4cm" svg:y="8.6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614cm" svg:height="0.962cm" svg:x="3.7cm" svg:y="9.5cm">
          <draw:text-box>
            <text:p>Section</text:p>
          </draw:text-box>
        </draw:frame>
        <draw:custom-shape draw:style-name="gr28" draw:text-style-name="P1" draw:layer="layout" svg:width="2.6cm" svg:height="7.6cm" svg:x="3.6cm" svg:y="11.7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6cm" svg:height="1.4cm" svg:x="3.6cm" svg:y="11.7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6cm" svg:height="5.2cm" svg:x="3.6cm" svg:y="13.1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6cm" svg:height="1cm" svg:x="3.6cm" svg:y="18.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6cm" svg:height="7.6cm" svg:x="3.6cm" svg:y="11.7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6cm" svg:height="1.4cm" svg:x="3.6cm" svg:y="11.7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6cm" svg:height="5.2cm" svg:x="3.6cm" svg:y="13.1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6cm" svg:height="1cm" svg:x="3.6cm" svg:y="18.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6cm" svg:height="7.6cm" svg:x="7.2cm" svg:y="11.7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6cm" svg:height="1.4cm" svg:x="7.2cm" svg:y="11.7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6cm" svg:height="5.2cm" svg:x="7.2cm" svg:y="13.1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6cm" svg:height="1cm" svg:x="7.2cm" svg:y="18.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6cm" svg:height="7.6cm" svg:x="7.2cm" svg:y="11.7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6cm" svg:height="1.4cm" svg:x="7.2cm" svg:y="11.7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6cm" svg:height="5.2cm" svg:x="7.2cm" svg:y="13.1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6cm" svg:height="1cm" svg:x="7.2cm" svg:y="18.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6cm" svg:height="7.6cm" svg:x="10.8cm" svg:y="11.7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6cm" svg:height="1.4cm" svg:x="10.8cm" svg:y="11.7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6cm" svg:height="5.2cm" svg:x="10.8cm" svg:y="13.1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6cm" svg:height="1cm" svg:x="10.8cm" svg:y="18.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6cm" svg:height="7.6cm" svg:x="10.8cm" svg:y="11.7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6cm" svg:height="1.4cm" svg:x="10.8cm" svg:y="11.7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6cm" svg:height="5.2cm" svg:x="10.8cm" svg:y="13.1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6cm" svg:height="1cm" svg:x="10.8cm" svg:y="18.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6cm" svg:height="7.6cm" svg:x="14.4cm" svg:y="11.7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6cm" svg:height="1.4cm" svg:x="14.4cm" svg:y="11.7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6cm" svg:height="5.2cm" svg:x="14.4cm" svg:y="13.1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6cm" svg:height="1cm" svg:x="14.4cm" svg:y="18.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6cm" svg:height="7.6cm" svg:x="14.4cm" svg:y="11.7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6cm" svg:height="1.4cm" svg:x="14.4cm" svg:y="11.7cm">
          <text:p text:style-name="P4">H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6cm" svg:height="5.2cm" svg:x="14.4cm" svg:y="13.1cm">
          <text:p text:style-name="P4"/>
          <text:p text:style-name="P4"/>
          <text:p text:style-name="P4"/>
          <text:p text:style-name="P4">im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6cm" svg:height="1cm" svg:x="14.4cm" svg:y="18.3cm">
          <text:p text:style-name="P4">p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21" draw:text-style-name="P1" draw:layer="layout" svg:width="19cm" svg:height="4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1.1cm" svg:x2="5.9cm" svg:y2="5.6cm">
          <text:p/>
        </draw:line>
        <draw:custom-shape draw:style-name="gr3" draw:text-style-name="P1" draw:layer="layout" svg:width="3.4cm" svg:height="3.1cm" svg:x="1.7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07cm" svg:height="0.962cm" svg:x="3cm" svg:y="3.4cm">
          <draw:text-box>
            <text:p>Logo</text:p>
          </draw:text-box>
        </draw:frame>
        <draw:frame draw:style-name="gr5" draw:text-style-name="P3" draw:layer="layout" svg:width="2.085cm" svg:height="0.962cm" svg:x="2.2cm" svg:y="1cm">
          <draw:text-box>
            <text:p>Aside</text:p>
          </draw:text-box>
        </draw:frame>
        <draw:frame draw:style-name="gr6" draw:text-style-name="P3" draw:layer="layout" svg:width="2.576cm" svg:height="0.962cm" svg:x="6.4cm" svg:y="1.3cm">
          <draw:text-box>
            <text:p>Header</text:p>
          </draw:text-box>
        </draw:frame>
        <draw:frame draw:style-name="gr7" draw:text-style-name="P3" draw:layer="layout" svg:width="1.205cm" svg:height="0.962cm" svg:x="9.7cm" svg:y="3.1cm">
          <draw:text-box>
            <text:p>h1</text:p>
          </draw:text-box>
        </draw:frame>
        <draw:custom-shape draw:style-name="gr22" draw:text-style-name="P1" draw:layer="layout" svg:width="16.6cm" svg:height="2.7cm" svg:x="2.4cm" svg:y="5.8cm">
          <text:p text:style-name="P4">Nav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9cm" svg:height="5.4cm" svg:x="1cm" svg:y="8.6cm">
          <text:p text:style-name="P4">Slid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335cm" svg:height="0.962cm" svg:x="1.6cm" svg:y="27.2cm">
          <draw:text-box>
            <text:p>Footer</text:p>
          </draw:text-box>
        </draw:frame>
        <draw:custom-shape draw:style-name="gr12" draw:text-style-name="P4" draw:layer="layout" svg:width="1.2cm" svg:height="1.1cm" svg:x="14.7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6.3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cm" svg:height="1.1cm" svg:x="17.9cm" svg:y="27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6.3cm" svg:height="12.6cm" svg:x="2.4cm" svg:y="14cm">
          <text:p text:style-name="P4">Section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.1cm" svg:height="2.4cm" svg:x="12.4cm" svg:y="23.5cm">
          <text:p text:style-name="P4">Devi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09:56:24.588723390</meta:creation-date>
    <dc:date>2017-03-20T11:49:49.373930859</dc:date>
    <meta:editing-duration>PT47M10S</meta:editing-duration>
    <meta:editing-cycles>9</meta:editing-cycles>
    <meta:generator>LibreOffice/5.1.6.2$Linux_X86_64 LibreOffice_project/10m0$Build-2</meta:generator>
    <meta:document-statistic meta:object-count="125"/>
  </office:meta>
</office:document-meta>
</file>